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f4ab" officeooo:paragraph-rsid="0018f4ab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8f4ab" officeooo:paragraph-rsid="0018f4ab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196a72" officeooo:paragraph-rsid="00196a72"/>
    </style:style>
    <style:style style:name="P4" style:family="paragraph" style:parent-style-name="Standard">
      <style:text-properties officeooo:rsid="001b09e5" officeooo:paragraph-rsid="001b09e5"/>
    </style:style>
    <style:style style:name="P5" style:family="paragraph" style:parent-style-name="Standard">
      <style:text-properties officeooo:rsid="001bd446" officeooo:paragraph-rsid="001bd446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8f4ab" officeooo:paragraph-rsid="0018f4ab" style:font-weight-asian="bold" style:font-weight-complex="bold"/>
    </style:style>
    <style:style style:name="P7" style:family="paragraph" style:parent-style-name="Standard">
      <style:text-properties officeooo:rsid="0020ff44" officeooo:paragraph-rsid="0020ff44"/>
    </style:style>
    <style:style style:name="P8" style:family="paragraph" style:parent-style-name="Standard">
      <style:text-properties officeooo:rsid="0024bef5" officeooo:paragraph-rsid="0020ff44"/>
    </style:style>
    <style:style style:name="P9" style:family="paragraph" style:parent-style-name="Standard">
      <style:text-properties officeooo:rsid="0024bef5" officeooo:paragraph-rsid="0024bef5"/>
    </style:style>
    <style:style style:name="P10" style:family="paragraph" style:parent-style-name="Standard">
      <style:text-properties officeooo:rsid="00251f91" officeooo:paragraph-rsid="00251f91"/>
    </style:style>
    <style:style style:name="P11" style:family="paragraph" style:parent-style-name="Standard">
      <style:text-properties officeooo:rsid="0025bc34" officeooo:paragraph-rsid="0025bc34"/>
    </style:style>
    <style:style style:name="P12" style:family="paragraph" style:parent-style-name="Standard">
      <style:text-properties officeooo:rsid="00278a3f" officeooo:paragraph-rsid="00278a3f"/>
    </style:style>
    <style:style style:name="T1" style:family="text">
      <style:text-properties officeooo:rsid="001b09e5"/>
    </style:style>
    <style:style style:name="T2" style:family="text">
      <style:text-properties officeooo:rsid="001f9690"/>
    </style:style>
    <style:style style:name="T3" style:family="text">
      <style:text-properties officeooo:rsid="0022134c"/>
    </style:style>
    <style:style style:name="T4" style:family="text">
      <style:text-properties officeooo:rsid="0028a3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rchitecture N-Tiers <text:span text:style-name="T1">(CORBA)</text:span></text:p>
      <text:p text:style-name="P1"/>
      <text:p text:style-name="P6">Outils : </text:p>
      <text:p text:style-name="P1"/>
      <text:p text:style-name="P1">RMI</text:p>
      <text:p text:style-name="P1">.Net Remoting</text:p>
      <text:p text:style-name="P1">WCF</text:p>
      <text:p text:style-name="P1">CORBA</text:p>
      <text:p text:style-name="P1"/>
      <text:p text:style-name="P1">Pas de TP à présenter pour CORBA mais questions de cours au partiel.</text:p>
      <text:p text:style-name="P1"/>
      <text:p text:style-name="P3">Broker = Courtier (tiers)</text:p>
      <text:p text:style-name="P3"/>
      <text:p text:style-name="P3">Common Object Request Broker Architecture</text:p>
      <text:p text:style-name="P3"/>
      <text:p text:style-name="P4">Indépendant des langages et des OS.</text:p>
      <text:p text:style-name="P4"/>
      <text:p text:style-name="P4">Bus d'objets répartis = Courtier</text:p>
      <text:p text:style-name="P4"/>
      <text:p text:style-name="P4">(voir schéma OMA du cours)</text:p>
      <text:p text:style-name="P4"/>
      <text:p text:style-name="P4">ORB <text:span text:style-name="T2">(</text:span>Object Request Broker<text:span text:style-name="T2">)</text:span> = Courtier</text:p>
      <text:p text:style-name="P4"/>
      <text:p text:style-name="P4">Interface écrite dans le langage IDL (Interface Description Language) = Noms de méthodes à disposition.</text:p>
      <text:p text:style-name="P4"/>
      <text:p text:style-name="P4">Les squelettes / souches sont générés par l'IDL dans le langage cible.</text:p>
      <text:p text:style-name="P4"/>
      <text:p text:style-name="P4">L'Adaptateur est un intermédiaire entre le bus et les possibles supports physiques d'implémentation des objets (OS, langages, …)</text:p>
      <text:p text:style-name="P4"/>
      <text:p text:style-name="P5">L'ORB transporte les requêtes et active les objets.</text:p>
      <text:p text:style-name="P5"/>
      <text:p text:style-name="P7">Pour faire des systèmes distribués il faut : </text:p>
      <text:p text:style-name="P7">- Une communication réseau</text:p>
      <text:p text:style-name="P7">- Un protocole d'échange (hétérogénéité des données)</text:p>
      <text:p text:style-name="P7">- <text:span text:style-name="T3">Représentation Objet (SingleCall, Singleton, …)</text:span></text:p>
      <text:p text:style-name="P8"/>
      <text:p text:style-name="P9">(voir diapositive Référence CORBA)</text:p>
      <text:p text:style-name="P9"/>
      <text:p text:style-name="P9">Objet CORBA <text:s/>&lt;------- ----BUS CORBA----- <text:s text:c="3"/>| –-----BUS CORBA-----&gt; Objet CORBA <text:s text:c="5"/></text:p>
      <text:p text:style-name="P9"><text:tab/>|<text:tab/> <text:s text:c="52"/>|<text:tab/><text:tab/><text:tab/><text:tab/><text:tab/>|</text:p>
      <text:p text:style-name="P9"><text:tab/>|<text:tab/> <text:s text:c="52"/>|<text:tab/><text:tab/><text:tab/><text:tab/><text:tab/>|</text:p>
      <text:p text:style-name="P9"><text:tab/>|<text:tab/> <text:s text:c="52"/>|<text:tab/><text:tab/><text:tab/><text:tab/><text:tab/>|</text:p>
      <text:p text:style-name="P9">Objet C++ <text:s text:c="58"/>|<text:tab/><text:tab/><text:tab/> <text:s text:c="2"/><text:tab/> <text:s text:c="3"/>Objet Java</text:p>
      <text:p text:style-name="P9"/>
      <text:p text:style-name="P10">L'IDL est compatible avec plusieurs langages (C, COBOL, …)</text:p>
      <text:p text:style-name="P10"/>
      <text:p text:style-name="P11">On utilise des interfaces IDL (abstraction d'un type d'objets CORBA, l'API à rendre publique (l'ensemble des méthodes proposées)).</text:p>
      <text:p text:style-name="P11"/>
      <text:p text:style-name="P11"/>
      <text:p text:style-name="P11"><text:soft-page-break/>Voir diapo (« Etape du développement avec CORBA »)</text:p>
      <text:p text:style-name="P11"/>
      <text:p text:style-name="P11">Compilateur idl de SUN (avec JAVA) : idlj</text:p>
      <text:p text:style-name="P11"/>
      <text:p text:style-name="P11">hello.idl</text:p>
      <text:p text:style-name="P11">interface Ihello {</text:p>
      <text:p text:style-name="P11"><text:tab/>void hello() ;</text:p>
      <text:p text:style-name="P11">} ;</text:p>
      <text:p text:style-name="P11"/>
      <text:p text:style-name="P12">Voir diapo (« Générer les classes JAVA (diapo 25 <text:span text:style-name="T4">et 26 et la suite</text:span>) »)</text:p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6T08:10:50.232000000</meta:creation-date>
    <dc:date>2015-03-16T08:44:48.762000000</dc:date>
    <meta:editing-duration>PT32M19S</meta:editing-duration>
    <meta:editing-cycles>16</meta:editing-cycles>
    <meta:generator>LibreOffice/4.1.3.2$Windows_x86 LibreOffice_project/70feb7d99726f064edab4605a8ab840c50ec57a</meta:generator>
    <meta:document-statistic meta:table-count="0" meta:image-count="0" meta:object-count="0" meta:page-count="2" meta:paragraph-count="36" meta:word-count="231" meta:character-count="1642" meta:non-whitespace-character-count="1195"/>
  </office:meta>
</office:document-meta>
</file>